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2d7" officeooo:paragraph-rsid="000582d7"/>
    </style:style>
    <style:style style:name="P2" style:family="paragraph" style:parent-style-name="Standard">
      <style:text-properties officeooo:rsid="0005916c" officeooo:paragraph-rsid="0005916c"/>
    </style:style>
    <style:style style:name="P3" style:family="paragraph" style:parent-style-name="Standard">
      <style:text-properties fo:font-weight="bold" officeooo:rsid="000582d7" officeooo:paragraph-rsid="000582d7" style:font-weight-asian="bold" style:font-weight-complex="bold"/>
    </style:style>
    <style:style style:name="P4" style:family="paragraph" style:parent-style-name="Standard">
      <style:text-properties fo:font-weight="bold" officeooo:rsid="0005916c" officeooo:paragraph-rsid="0005916c" style:font-weight-asian="bold" style:font-weight-complex="bold"/>
    </style:style>
    <style:style style:name="P5" style:family="paragraph" style:parent-style-name="Standard">
      <style:text-properties fo:font-weight="bold" officeooo:rsid="0008b152" officeooo:paragraph-rsid="0008b152" style:font-weight-asian="bold" style:font-weight-complex="bold"/>
    </style:style>
    <style:style style:name="P6" style:family="paragraph" style:parent-style-name="Standard">
      <style:text-properties fo:font-weight="bold" officeooo:rsid="0008b152" officeooo:paragraph-rsid="000d2ecf" style:font-weight-asian="bold" style:font-weight-complex="bold"/>
    </style:style>
    <style:style style:name="P7" style:family="paragraph" style:parent-style-name="Standard">
      <style:text-properties fo:font-weight="bold" officeooo:rsid="000d2ecf" officeooo:paragraph-rsid="000d2ecf" style:font-weight-asian="bold" style:font-weight-complex="bold"/>
    </style:style>
    <style:style style:name="P8" style:family="paragraph" style:parent-style-name="Standard">
      <style:text-properties fo:font-weight="bold" officeooo:rsid="000d5384" officeooo:paragraph-rsid="000d5384" style:font-weight-asian="bold" style:font-weight-complex="bold"/>
    </style:style>
    <style:style style:name="P9" style:family="paragraph" style:parent-style-name="Standard">
      <style:text-properties fo:font-weight="bold" officeooo:rsid="001c8060" officeooo:paragraph-rsid="001c8060" style:font-weight-asian="bold" style:font-weight-complex="bold"/>
    </style:style>
    <style:style style:name="P10" style:family="paragraph" style:parent-style-name="Standard">
      <style:text-properties fo:font-weight="normal" officeooo:rsid="0008b152" officeooo:paragraph-rsid="0008b152" style:font-weight-asian="normal" style:font-weight-complex="normal"/>
    </style:style>
    <style:style style:name="P11" style:family="paragraph" style:parent-style-name="Standard">
      <style:text-properties fo:font-weight="normal" officeooo:rsid="0008b152" officeooo:paragraph-rsid="000d2ecf" style:font-weight-asian="normal" style:font-weight-complex="normal"/>
    </style:style>
    <style:style style:name="P12" style:family="paragraph" style:parent-style-name="Standard">
      <style:text-properties fo:font-weight="normal" officeooo:rsid="001c8060" officeooo:paragraph-rsid="001c8060" style:font-weight-asian="normal" style:font-weight-complex="normal"/>
    </style:style>
    <style:style style:name="P13" style:family="paragraph" style:parent-style-name="Standard">
      <style:text-properties officeooo:rsid="0008b152" officeooo:paragraph-rsid="0008b152"/>
    </style:style>
    <style:style style:name="P14" style:family="paragraph" style:parent-style-name="Standard">
      <style:text-properties officeooo:rsid="001c8060" officeooo:paragraph-rsid="001c8060"/>
    </style:style>
    <style:style style:name="P15" style:family="paragraph" style:parent-style-name="Standard">
      <style:text-properties officeooo:rsid="0021f51f" officeooo:paragraph-rsid="0021f51f"/>
    </style:style>
    <style:style style:name="P16" style:family="paragraph" style:parent-style-name="Standard">
      <style:text-properties officeooo:rsid="0024c8f2" officeooo:paragraph-rsid="0024c8f2"/>
    </style:style>
    <style:style style:name="T1" style:family="text">
      <style:text-properties officeooo:rsid="0005916c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56e68" style:font-size-asian="15pt" style:font-weight-asian="bold" style:font-size-complex="15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2a98" style:font-weight-asian="normal" style:font-weight-complex="normal"/>
    </style:style>
    <style:style style:name="T6" style:family="text">
      <style:text-properties fo:font-weight="normal" officeooo:rsid="000fead6" style:font-weight-asian="normal" style:font-weight-complex="normal"/>
    </style:style>
    <style:style style:name="T7" style:family="text">
      <style:text-properties fo:font-weight="normal" officeooo:rsid="00180124" style:font-weight-asian="normal" style:font-weight-complex="normal"/>
    </style:style>
    <style:style style:name="T8" style:family="text">
      <style:text-properties fo:font-weight="normal" officeooo:rsid="001a5eaa" style:font-weight-asian="normal" style:font-weight-complex="normal"/>
    </style:style>
    <style:style style:name="T9" style:family="text">
      <style:text-properties fo:font-weight="normal" officeooo:rsid="001ff699" style:font-weight-asian="normal" style:font-weight-complex="normal"/>
    </style:style>
    <style:style style:name="T10" style:family="text">
      <style:text-properties fo:font-weight="normal" officeooo:rsid="0008b152" style:font-weight-asian="normal" style:font-weight-complex="normal"/>
    </style:style>
    <style:style style:name="T11" style:family="text">
      <style:text-properties fo:font-weight="normal" officeooo:rsid="000d2ecf" style:font-weight-asian="normal" style:font-weight-complex="normal"/>
    </style:style>
    <style:style style:name="T12" style:family="text">
      <style:text-properties fo:font-weight="normal" officeooo:rsid="0022366c" style:font-weight-asian="normal" style:font-weight-complex="normal"/>
    </style:style>
    <style:style style:name="T13" style:family="text">
      <style:text-properties officeooo:rsid="000a21e3"/>
    </style:style>
    <style:style style:name="T14" style:family="text">
      <style:text-properties officeooo:rsid="000a43e4"/>
    </style:style>
    <style:style style:name="T15" style:family="text">
      <style:text-properties officeooo:rsid="000d2ecf"/>
    </style:style>
    <style:style style:name="T16" style:family="text">
      <style:text-properties officeooo:rsid="000ec75e"/>
    </style:style>
    <style:style style:name="T17" style:family="text">
      <style:text-properties officeooo:rsid="00130fd4"/>
    </style:style>
    <style:style style:name="T18" style:family="text">
      <style:text-properties officeooo:rsid="001507b0"/>
    </style:style>
    <style:style style:name="T19" style:family="text">
      <style:text-properties officeooo:rsid="001bca8f"/>
    </style:style>
    <style:style style:name="T20" style:family="text">
      <style:text-properties officeooo:rsid="001bd111"/>
    </style:style>
    <style:style style:name="T21" style:family="text">
      <style:text-properties officeooo:rsid="001e84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431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6"/><text:span text:style-name="T2"><text:s text:c="2"/></text:span><text:span text:style-name="T3">Interfacing Document</text:span></text:p>
      <text:p text:style-name="Standard"/>
      <text:p text:style-name="Standard"/>
      <text:p text:style-name="P3">Components :</text:p>
      <text:p text:style-name="P1"/>
      <text:p text:style-name="P1">1) <text:span text:style-name="T1">e</text:span>xample_<text:span text:style-name="T1">s</text:span>cript.py – <text:span text:style-name="T1">Target application</text:span></text:p>
      <text:p text:style-name="P1">2) Custom_Monitor.py – <text:span text:style-name="T18">Python application to handle the error codes sent by example_script.py</text:span></text:p>
      <text:p text:style-name="P1"><text:s text:c="41"/><text:span text:style-name="T19">and restart it if necessary .</text:span></text:p>
      <text:p text:style-name="P1">3) monit utility <text:s/>- <text:span text:style-name="T1">To monitor Status of Custom_Monitor every ‘n’ seconds and restart if down .</text:span></text:p>
      <text:p text:style-name="P14">4) socket_client.sh – To request Custom_Monitor to </text:p>
      <text:p text:style-name="P1"/>
      <text:p text:style-name="P4">Error Code Handling :</text:p>
      <text:p text:style-name="P2"/>
      <text:p text:style-name="P4">Code 0 :</text:p>
      <text:p text:style-name="P13"><text:span text:style-name="T4">Custom_Monitor calls Internet_Script upon receiving this error . Internet_Script checks for connected USB devices . If present it resets all USB devices and further checks for internet connection . </text:span><text:span text:style-name="T6">Return values are written and read from Internet_Code text file .</text:span></text:p>
      <text:p text:style-name="P13"><text:span text:style-name="T4">Return codes - <text:s text:c="2"/>‘</text:span><text:span text:style-name="T9">a</text:span><text:span text:style-name="T4">’ <text:s/></text:span><text:span text:style-name="T5">Internet Available after reset</text:span></text:p>
      <text:p text:style-name="P13"><text:span text:style-name="T4"><text:s text:c="27"/>‘</text:span><text:span text:style-name="T9">b</text:span><text:span text:style-name="T4">’ </text:span><text:span text:style-name="T5">Internet Unavailable even after reset</text:span></text:p>
      <text:p text:style-name="P13"><text:span text:style-name="T4"><text:s text:c="27"/>‘</text:span><text:span text:style-name="T9">c</text:span><text:span text:style-name="T4">’ </text:span><text:span text:style-name="T5">No USB devices connected</text:span></text:p>
      <text:p text:style-name="P10"/>
      <text:p text:style-name="P5">Code 1 :</text:p>
      <text:p text:style-name="P10">Custom_Monitor calls USB_Script upon receiving this error . USB_Script resets the USB bus .</text:p>
      <text:p text:style-name="P10"/>
      <text:p text:style-name="P5">Code 2:</text:p>
      <text:p text:style-name="P10">Custom_Monitor calls <text:s/>Application_Script upon receiving this error . <text:span text:style-name="T20">Target application is restarted .</text:span></text:p>
      <text:p text:style-name="P10"/>
      <text:p text:style-name="P5">Code 3:</text:p>
      <text:p text:style-name="P10">Custom_Monitor calls <text:span text:style-name="T13">Restart</text:span>_Script upon receiving this error . <text:span text:style-name="T15">Restart_Script restarts the system .</text:span></text:p>
      <text:p text:style-name="P10"/>
      <text:p text:style-name="P5">Code 4:</text:p>
      <text:p text:style-name="P10">Custom_Monitor calls <text:span text:style-name="T13">Wifi</text:span>_Script upon receiving this error . <text:span text:style-name="T15">Wifi_Script restarts Network-Manager service .</text:span></text:p>
      <text:p text:style-name="P10"/>
      <text:p text:style-name="P5">Code 5:</text:p>
      <text:p text:style-name="P10">Custom_Monitor calls <text:span text:style-name="T14">Socket</text:span>_Script upon receiving this error . <text:span text:style-name="T15">Socket_Script restarts networking service .</text:span></text:p>
      <text:p text:style-name="P10"/>
      <text:p text:style-name="P6">Code <text:span text:style-name="T15">6</text:span>:</text:p>
      <text:p text:style-name="P11">Custom_Monitor calls <text:span text:style-name="T16">Backup</text:span>_Script upon receiving this error . <text:span text:style-name="T15">Backup_Script backs up /home/avench/swilch to /backup/avench-rescue/swilch/ .</text:span></text:p>
      <text:p text:style-name="P11"/>
      <text:p text:style-name="P9">Code <text:span text:style-name="T23">7</text:span>:</text:p>
      <text:p text:style-name="P12">When the Target application sends this error code , it means it has received the OTA update request from the Custom_Monitor and is responding with a “Yes – Continue the update ”</text:p>
      <text:p text:style-name="P11"/>
      <text:p text:style-name="P9">Code <text:span text:style-name="T23">8</text:span>:</text:p>
      <text:p text:style-name="P12">When the Target application sends this error code , it means it has received the OTA update request from the Custom_Monitor and is responding with a “N<text:span text:style-name="T21">o</text:span> – Do no perform the update ”</text:p>
      <text:p text:style-name="P11"/>
      <text:p text:style-name="P7">No Code received :</text:p>
      <text:p text:style-name="P8"><text:soft-page-break/><text:span text:style-name="T7">If application is hung and </text:span><text:span text:style-name="T8">monitor </text:span><text:span text:style-name="T7">is not able to send any code , the target a</text:span><text:span text:style-name="T4">pplication is restarted .</text:span></text:p>
      <text:p text:style-name="P7"/>
      <text:p text:style-name="P7">Socket Times Out :</text:p>
      <text:p text:style-name="P8"><text:span text:style-name="T7">If the application is hung or the connection could not be established for any other reason , the target a</text:span><text:span text:style-name="T4">pplication is restarted .</text:span></text:p>
      <text:p text:style-name="P6"/>
      <text:p text:style-name="P10"/>
      <text:p text:style-name="P10"/>
      <text:p text:style-name="P15"><text:span text:style-name="T22">Return Codes :</text:span><text:line-break/></text:p>
      <text:p text:style-name="P15">‘a’ </text:p>
      <text:p text:style-name="P16">If the internet connectivity is resumed after USB Bus reset </text:p>
      <text:p text:style-name="P15"/>
      <text:p text:style-name="P15">‘b’</text:p>
      <text:p text:style-name="P16">If the internet connectivity cannot be resumed even after USB Bus reset</text:p>
      <text:p text:style-name="P15"/>
      <text:p text:style-name="P15">‘c’</text:p>
      <text:p text:style-name="P16">If there are no USB devices connected .</text:p>
      <text:p text:style-name="P15"/>
      <text:p text:style-name="P15">‘e’</text:p>
      <text:p text:style-name="P15"><text:span text:style-name="T11">DiskUsage_Script checks space available on /dev/mmcblk0p3 (Home) and returns a value of ‘</text:span><text:span text:style-name="T4">e’</text:span><text:span text:style-name="T11"> <text:s text:c="3"/>if usage &lt; 80% . The return values are written and read from DiskUsage_Code text file .</text:span></text:p>
      <text:p text:style-name="P15"/>
      <text:p text:style-name="P15">‘f’<text:span text:style-name="T10"> <text:s text:c="2"/></text:span></text:p>
      <text:p text:style-name="P15"><text:span text:style-name="T11">DiskUsage_Script checks space available on /dev/mmcblk0p3 (Home) and returns a value of ‘</text:span><text:span text:style-name="T12">f’</text:span><text:span text:style-name="T11"> if usage &gt;=80% . The return values are written and read from DiskUsage_Code text file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8:25:19.943472861</meta:creation-date>
    <meta:generator>LibreOffice/5.1.4.2$Linux_X86_64 LibreOffice_project/10m0$Build-2</meta:generator>
    <dc:date>2017-01-18T11:59:58.829011593</dc:date>
    <meta:editing-duration>PT4H42M26S</meta:editing-duration>
    <meta:editing-cycles>32</meta:editing-cycles>
    <meta:document-statistic meta:table-count="0" meta:image-count="0" meta:object-count="0" meta:page-count="2" meta:paragraph-count="44" meta:word-count="425" meta:character-count="2792" meta:non-whitespace-character-count="2248"/>
  </office:meta>
</office:document-meta>
</file>